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 style:parent-style-name="Graphics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17" style:parent-style-name="Graphics">
      <style:graphic-properties draw:fill="none" fo:clip="rect(0in, 0in, 0in, 0in)" draw:stroke="none" draw:luminance="0%" draw:contrast="0%" draw:imag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06" style:parent-style-name="Graphics">
      <style:graphic-properties draw:fill="none" draw:stroke="non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2" draw:style-name="a577" draw:master-page-name="Master1-Layout7-blank-Blank" presentation:presentation-page-layout-name="Master1-PPL7" draw:id="Slide-257">
        <draw:frame draw:id="id85" presentation:style-name="a581" draw:name="Title 1" svg:x="0.6in" svg:y="0.41969in" svg:width="9.92087in" svg:height="1.38031in" presentation:class="title" presentation:placeholder="false">
          <draw:text-box>
            <text:p text:style-name="a580" text:class-names="" text:cond-style-name=""><text:span text:style-name="a578" text:class-names="">USE<text:s text:c="1"/></text:span><text:span text:style-name="a579" text:class-names="">case</text:span></text:p>
          </draw:text-box>
          <svg:title/>
          <svg:desc/>
        </draw:frame>
        <draw:frame draw:id="id86" presentation:style-name="a592" draw:name="Title 2" svg:x="0.8in" svg:y="4.7in" svg:width="9.92087in" svg:height="1.67992in" presentation:class="title" presentation:placeholder="false">
          <draw:text-box>
            <text:p text:style-name="a591" text:class-names="" text:cond-style-name=""><text:span text:style-name="a582" text:class-names="">Team<text:s text:c="1"/></text:span><text:span text:style-name="a583" text:class-names="">members:<text:tab/></text:span><text:span text:style-name="a584" text:class-names="">Naomi<text:s text:c="1"/></text:span><text:span text:style-name="a585" text:class-names="">Thiru</text:span><text:span text:style-name="a586" text:class-names=""><text:s text:c="1"/>(captain) <text:tab/><text:tab/><text:tab/><text:tab/><text:tab/><text:tab/></text:span><text:span text:style-name="a587" text:class-names="">Mikael Dominguez</text:span><text:span text:style-name="a588" text:class-names=""><text:tab/><text:tab/><text:tab/><text:tab/><text:tab/><text:tab/></text:span><text:span text:style-name="a589" text:class-names="">Christophe<text:s text:c="1"/></text:span><text:span text:style-name="a590" text:class-names="">Schellinck</text:span></text:p>
          </draw:text-box>
          <svg:title/>
          <svg:desc/>
        </draw:frame>
        <draw:frame draw:id="id87" presentation:style-name="a596" draw:name="Title 4" svg:x="0.57913in" svg:y="2.51969in" svg:width="9.92087in" svg:height="1.38031in" presentation:class="title" presentation:placeholder="false">
          <draw:text-box>
            <text:p text:style-name="a595" text:class-names="" text:cond-style-name=""><text:span text:style-name="a593" text:class-names="">Restaurant data set loaded into<text:s text:c="1"/></text:span><text:span text:style-name="a594" text:class-names="">Power BI</text:span></text:p>
          </draw:text-box>
          <svg:title/>
          <svg:desc/>
        </draw:frame>
        <draw:frame draw:id="id88" draw:style-name="a597" draw:name="Picture 8" svg:x="1.2792in" svg:y="0.15719in" svg:width="3.125in" svg:height="1.562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03">
          <draw:frame draw:id="id89" draw:style-name="a600" draw:name="Slide Number Placeholder 6" svg:x="4.67953in" svg:y="11.10827in" svg:width="3.5878in" svg:height="0.58425in">
            <draw:text-box>
              <text:p text:style-name="a599" text:class-names="" text:cond-style-name=""><text:span text:style-name="a59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0" presentation:style-name="a601" draw:name="Slide Image Placeholder 1">
            <svg:title/>
            <svg:desc/>
          </draw:page-thumbnail>
          <draw:frame draw:id="id91" presentation:style-name="a6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4" draw:master-page-name="Master1-Layout7-blank-Blank" presentation:presentation-page-layout-name="Master1-PPL7" draw:id="Slide-258">
        <draw:frame draw:id="id92" presentation:style-name="a605" draw:name="Title 1" svg:x="0.57913in" svg:y="1.1in" svg:width="9.92087in" svg:height="0.7in" presentation:class="title" presentation:placeholder="true">
          <draw:text-box/>
          <svg:title/>
          <svg:desc/>
        </draw:frame>
        <draw:frame draw:id="id93" draw:style-name="a606" draw:name="Picture 6" svg:x="2.66977in" svg:y="1.97033in" svg:width="5.73958in" svg:height="4.53125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612">
          <draw:frame draw:id="id94" draw:style-name="a609" draw:name="Slide Number Placeholder 6" svg:x="4.67953in" svg:y="11.10827in" svg:width="3.5878in" svg:height="0.58425in">
            <draw:text-box>
              <text:p text:style-name="a608" text:class-names="" text:cond-style-name=""><text:span text:style-name="a60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95" presentation:style-name="a610" draw:name="Slide Image Placeholder 1">
            <svg:title/>
            <svg:desc/>
          </draw:page-thumbnail>
          <draw:frame draw:id="id96" presentation:style-name="a6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613" draw:master-page-name="Master1-Layout7-blank-Blank" presentation:presentation-page-layout-name="Master1-PPL7" draw:id="Slide-260">
        <draw:frame draw:id="id97" presentation:style-name="a616" draw:name="Title 1" svg:x="0.57913in" svg:y="1.1in" svg:width="9.92087in" svg:height="0.7in" presentation:class="title" presentation:placeholder="false">
          <draw:text-box>
            <text:p text:style-name="a615" text:class-names="" text:cond-style-name=""><text:span text:style-name="a614" text:class-names="">Data Structure</text:span></text:p>
          </draw:text-box>
          <svg:title/>
          <svg:desc/>
        </draw:frame>
        <draw:frame draw:id="id98" draw:style-name="a617" draw:name="Picture 2" svg:x="0.68346in" svg:y="1.80276in" svg:width="9.48937in" svg:height="5.84331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624">
          <draw:frame draw:id="id99" draw:style-name="a621" draw:name="Slide Number Placeholder 6" svg:x="4.67953in" svg:y="11.10827in" svg:width="3.5878in" svg:height="0.58425in">
            <draw:text-box>
              <text:p text:style-name="a620" text:class-names="" text:cond-style-name=""><text:span text:style-name="a618" text:class-names=""><text:page-number style:num-format="1" text:fixed="false">3</text:page-number></text:span><text:span text:style-name="a619" text:class-names=""/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00" presentation:style-name="a622" draw:name="Slide Image Placeholder 1">
            <svg:title/>
            <svg:desc/>
          </draw:page-thumbnail>
          <draw:frame draw:id="id101" presentation:style-name="a6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draw:fill="none" draw:stroke="non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4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4.jp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6.35in" svg:width="11.02323in" svg:height="1.9185in" style:rel-width="scale" style:rel-height="scale">
        <draw:image xlink:href="media/image4.jpg" xlink:type="simple" xlink:show="embed" xlink:actuate="onLoad"/>
        <svg:title/>
        <svg:desc/>
      </draw:frame>
      <draw:frame draw:id="id19" presentation:style-name="a90" draw:name="Title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6.35in" svg:width="11.02323in" svg:height="1.9185in" style:rel-width="scale" style:rel-height="scale">
        <draw:image xlink:href="media/image4.jp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6.35in" svg:width="11.02323in" svg:height="1.9185in" style:rel-width="scale" style:rel-height="scale">
        <draw:image xlink:href="media/image4.jpg" xlink:type="simple" xlink:show="embed" xlink:actuate="onLoad"/>
        <svg:title/>
        <svg:desc/>
      </draw:frame>
      <draw:frame draw:id="id31" presentation:style-name="a176" draw:name="Title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6.35in" svg:width="11.02323in" svg:height="1.9185in" style:rel-width="scale" style:rel-height="scale">
        <draw:image xlink:href="media/image4.jp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6.35in" svg:width="11.02323in" svg:height="1.9185in" style:rel-width="scale" style:rel-height="scale">
        <draw:image xlink:href="media/image4.jpg" xlink:type="simple" xlink:show="embed" xlink:actuate="onLoad"/>
        <svg:title/>
        <svg:desc/>
      </draw:frame>
      <draw:frame draw:id="id47" presentation:style-name="a314" draw:name="Title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6.35in" svg:width="11.02323in" svg:height="1.9185in" style:rel-width="scale" style:rel-height="scale">
        <draw:image xlink:href="media/image4.jpg" xlink:type="simple" xlink:show="embed" xlink:actuate="onLoad"/>
        <svg:title/>
        <svg:desc/>
      </draw:frame>
      <draw:frame draw:id="id52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6.35in" svg:width="11.02323in" svg:height="1.9185in" style:rel-width="scale" style:rel-height="scale">
        <draw:image xlink:href="media/image4.jp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6.35in" svg:width="11.02323in" svg:height="1.9185in" style:rel-width="scale" style:rel-height="scale">
        <draw:image xlink:href="media/image4.jp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6.35in" svg:width="11.02323in" svg:height="1.9185in" style:rel-width="scale" style:rel-height="scale">
        <draw:image xlink:href="media/image4.jpg" xlink:type="simple" xlink:show="embed" xlink:actuate="onLoad"/>
        <svg:title/>
        <svg:desc/>
      </draw:frame>
      <draw:frame draw:id="id70" presentation:style-name="a469" draw:name="Title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6.35in" svg:width="11.02323in" svg:height="1.9185in" style:rel-width="scale" style:rel-height="scale">
        <draw:image xlink:href="media/image4.jpg" xlink:type="simple" xlink:show="embed" xlink:actuate="onLoad"/>
        <svg:title/>
        <svg:desc/>
      </draw:frame>
      <draw:frame draw:id="id76" presentation:style-name="a519" draw:name="Vertical Title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4">
      <draw:frame draw:id="id81" presentation:style-name="a567" draw:name="Header Placeholder 1" svg:x="0in" svg:y="0in" svg:width="3.5878in" svg:height="0.58425in" presentation:class="head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82" presentation:style-name="a570" draw:name="Date Placeholder 2" svg:x="4.67953in" svg:y="0in" svg:width="3.5878in" svg:height="0.58425in" presentation:class="date-tim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83" presentation:style-name="a573" draw:name="Footer Placeholder 3" svg:x="0in" svg:y="11.10827in" svg:width="3.5878in" svg:height="0.58425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84" presentation:style-name="a576" draw:name="Slide Number Placeholder 4" svg:x="4.67953in" svg:y="11.10827in" svg:width="3.5878in" svg:height="0.58425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dc:creator>Christophe Schellinck</dc:creator>
    <meta:creation-date>2020-10-14T15:41:54Z</meta:creation-date>
    <dc:date>2020-10-14T19:51:01Z</dc:date>
    <meta:editing-cycles>6</meta:editing-cycles>
    <meta:editing-duration>PT4322S</meta:editing-duration>
    <meta:document-statistic meta:paragraph-count="7" meta:word-count="39"/>
  </office:meta>
</office:document-meta>
</file>